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to" svg:font-family="Lato, LatoRegular, sans-serif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fo:font-weight="normal" style:font-weight-asian="normal" style:font-weight-complex="normal"/>
    </style:style>
    <style:style style:name="P8" style:family="paragraph" style:parent-style-name="Standard" style:list-style-name="L1">
      <style:text-properties fo:font-weight="normal" style:font-weight-asian="normal" style:font-weight-complex="normal"/>
    </style:style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4">
      <style:text-properties fo:font-variant="normal" fo:text-transform="none" fo:color="#000000" style:font-name="Lato" fo:font-size="11.25pt" fo:letter-spacing="normal" fo:font-style="normal" fo:font-weight="normal" style:font-weight-asian="bold" style:font-weight-complex="bold"/>
    </style:style>
    <style:style style:name="P12" style:family="paragraph" style:parent-style-name="Standard" style:list-style-name="L5"/>
    <style:style style:name="P13" style:family="paragraph" style:parent-style-name="Standard" style:list-style-name="L5"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fo:color="#000000" style:font-name="Lato" fo:font-size="11.25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Lato" fo:font-size="11.2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Lato" fo:font-size="11.25pt" fo:letter-spacing="normal" fo:font-style="normal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<text:tab/><text:tab/></text:p>
      <text:p text:style-name="P3">Upload image to the Priority API </text:p>
      <text:p text:style-name="P3"/>
      <text:p text:style-name="P3"/>
      <text:p text:style-name="P3"/>
      <text:list xml:id="list1434251146632252192" text:style-name="L1">
        <text:list-item>
          <text:p text:style-name="P5">Required packages:</text:p>
        </text:list-item>
      </text:list>
      <text:list xml:id="list7778179232622490039" text:style-name="L2">
        <text:list-item>
          <text:p text:style-name="P6">In order run the code you need to install 2 packges namely <text:span text:style-name="T1">axios</text:span>, <text:span text:style-name="T1">priority-web-sdk.</text:span></text:p>
        </text:list-item>
        <text:list-item>
          <text:p text:style-name="P7">Run <text:span text:style-name="T1">npm install</text:span> to install dependecies.</text:p>
        </text:list-item>
        <text:list-item>
          <text:p text:style-name="P6"><text:span text:style-name="T2">We have used </text:span><text:span text:style-name="T1">Axios</text:span><text:span text:style-name="T2"> to fetch image from given URL.</text:span></text:p>
        </text:list-item>
        <text:list-item>
          <text:p text:style-name="P6"><text:span text:style-name="T1">priority-web-sdk</text:span><text:span text:style-name="T2"> used for login, fetch form and upload image to priority api.</text:span></text:p>
        </text:list-item>
      </text:list>
      <text:list xml:id="list37780050" text:continue-list="list1434251146632252192" text:style-name="L1">
        <text:list-item>
          <text:list>
            <text:list-header>
              <text:p text:style-name="P8"/>
            </text:list-header>
          </text:list>
        </text:list-item>
        <text:list-item>
          <text:p text:style-name="P4">We have made <text:span text:style-name="T1">getImage() </text:span><text:span text:style-name="T2">function there you have to pass </text:span><text:span text:style-name="T1">image url </text:span><text:span text:style-name="T2">which will return dataURI format and file type properties:</text:span></text:p>
        </text:list-item>
      </text:list>
      <text:list xml:id="list2735814722636853116" text:style-name="L3">
        <text:list-item>
          <text:p text:style-name="P9"><text:span text:style-name="T2">You can see the function here =&gt; </text:span><text:a xlink:type="simple" xlink:href="https://prnt.sc/xf03tf"><text:span text:style-name="T1">https://prnt.sc/xf03tf</text:span></text:a></text:p>
        </text:list-item>
        <text:list-item>
          <text:p text:style-name="P9"><text:span text:style-name="T2">When file s being upload a callback function will executed that you can refer here =&gt; </text:span><text:a xlink:type="simple" xlink:href="https://prnt.sc/xf0dv9"><text:span text:style-name="T2">https://prnt.sc/xf0dv9</text:span></text:a></text:p>
        </text:list-item>
      </text:list>
      <text:list xml:id="list37751165" text:continue-list="list37780050" text:style-name="L1">
        <text:list-item>
          <text:list>
            <text:list-header>
              <text:p text:style-name="P8"/>
            </text:list-header>
          </text:list>
        </text:list-item>
        <text:list-item>
          <text:p text:style-name="P5">How to run:</text:p>
        </text:list-item>
      </text:list>
      <text:list xml:id="list5973059862320030953" text:style-name="L4">
        <text:list-item>
          <text:p text:style-name="P10">You can run the nodejs code by running following command with process parameters: <text:span text:style-name="T1">node &lt;file-name.js&gt; &lt;</text:span><text:span text:style-name="T7">username</text:span><text:span text:style-name="T5">&gt; &lt;</text:span><text:span text:style-name="T7">password</text:span><text:span text:style-name="T5">&gt; &lt;</text:span><text:span text:style-name="T7">APIurl</text:span><text:span text:style-name="T5">&gt; &lt;</text:span><text:span text:style-name="T7">tabulaini</text:span><text:span text:style-name="T5">&gt; &lt;</text:span><text:span text:style-name="T7">company</text:span><text:span text:style-name="T5">&gt; &lt;</text:span><text:span text:style-name="T7">partName</text:span><text:span text:style-name="T5">&gt; &lt;</text:span><text:span text:style-name="T7">imageUrl</text:span><text:span text:style-name="T5">&gt;</text:span></text:p>
        </text:list-item>
        <text:list-item>
          <text:p text:style-name="P11">Here the partName should be assigned to the fromval.</text:p>
        </text:list-item>
        <text:list-item>
          <text:p text:style-name="P10"><text:span text:style-name="T5">When you need to run </text:span><text:span text:style-name="T7">fix the upload file issue</text:span><text:span text:style-name="T6"> task then pass file-name as </text:span><text:span text:style-name="T7">index.js. Ex</text:span><text:span text:style-name="T6">: node index.js demo 1234567 https://devpri.roi-holdings.com tabula.ini demo2 000 https://s3.eu-west-2.amazonaws.com/growinginteractive/blog/nigella-2x.jpg</text:span></text:p>
        </text:list-item>
        <text:list-item>
          <text:p text:style-name="P10"><text:span text:style-name="T6">when you need to </text:span><text:span text:style-name="T7">run working with action/Upload file to sub form</text:span><text:span text:style-name="T6"> task then pass file-name as</text:span><text:span text:style-name="T7"> actionIndex.js. Ex</text:span><text:span text:style-name="T6">: node actionIndex.js demo 1234567 https://devpri.roi-holdings.com tabula.ini demo2 000 https://s3.eu-west-2.amazonaws.com/growinginteractive/blog/nigella-2x.jpg</text:span></text:p>
        </text:list-item>
      </text:list>
      <text:list xml:id="list37765723" text:continue-list="list37751165" text:style-name="L1">
        <text:list-item>
          <text:list>
            <text:list-header>
              <text:p text:style-name="P5"/>
            </text:list-header>
          </text:list>
        </text:list-item>
        <text:list-item>
          <text:p text:style-name="P5">On Success response:</text:p>
        </text:list-item>
      </text:list>
      <text:p text:style-name="P1"/>
      <text:list xml:id="list6249187298309392522" text:style-name="L5">
        <text:list-item>
          <text:p text:style-name="P12">on successfull image upload you will get response like the attached image here =&gt; <text:a xlink:type="simple" xlink:href="https://prnt.sc/xf7ue5">https://prnt.sc/xf7ue5</text:a></text:p>
        </text:list-item>
        <text:list-item>
          <text:p text:style-name="P13">after file upload successfully we have updated file path field as you can see =&gt; <text:a xlink:type="simple" xlink:href="https://prnt.sc/xf7wqt">https://prnt.sc/xf7wqt</text:a></text:p>
        </text:list-item>
        <text:list-item>
          <text:p text:style-name="P13">Once the field updated you can view your form and search the specific part and click on the file which will redirect you to the image uploaded path refer =&gt; <text:a xlink:type="simple" xlink:href="https://prnt.sc/xf7z4a">https://prnt.sc/xf7z4a</text:a></text:p>
        </text:list-item>
        <text:list-item>
          <text:p text:style-name="P13">When successfully <text:span text:style-name="T1">file upload from sub from</text:span> you will get response like the attached image here =&gt;<text:a xlink:type="simple" xlink:href="https://prnt.sc/xt3fmx">https://prnt.sc/xt3fmx</text:a></text:p>
        </text:list-item>
        <text:list-item>
          <text:p text:style-name="P13">for testing you can copy the URL from command line and paste it in your browser.</text:p>
        </text:list-item>
      </text:list>
      <text:p text:style-name="P1"/>
      <text:p text:style-name="Standard"><text:span text:style-name="T3"><text:tab/>See the attached video</text:span><text:span text:style-name="T4"> :</text:span><text:span text:style-name="T2"> <text:tab/></text:span><text:a xlink:type="simple" xlink:href="https://www.loom.com/share/81d07f80a73841ab8262d2260ff24134"><text:span text:style-name="T2">https://www.loom.com/share/81d07f80a73841ab8262d2260ff2413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to" svg:font-family="Lato, LatoRegular, sans-serif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3M19S</meta:editing-duration>
    <meta:editing-cycles>13</meta:editing-cycles>
    <meta:generator>OpenOffice/4.0.1$Win32 OpenOffice.org_project/401m5$Build-9714</meta:generator>
    <dc:date>2021-01-29T17:54:04.81</dc:date>
    <meta:document-statistic meta:table-count="0" meta:image-count="0" meta:object-count="0" meta:page-count="1" meta:paragraph-count="22" meta:word-count="307" meta:character-count="2057"/>
    <meta:user-defined meta:name="Info 1"/>
    <meta:user-defined meta:name="Info 2"/>
    <meta:user-defined meta:name="Info 3"/>
    <meta:user-defined meta:name="Info 4"/>
  </office:meta>
</office:document-meta>
</file>